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Georgia" svg:font-family="Georgia"/>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4688in" fo:margin-left="0in" table:align="left" style:writing-mode="lr-tb"/>
    </style:style>
    <style:style style:name="Table1.A" style:family="table-column">
      <style:table-column-properties style:column-width="1.8229in"/>
    </style:style>
    <style:style style:name="Table1.B" style:family="table-column">
      <style:table-column-properties style:column-width="4.6458in"/>
    </style:style>
    <style:style style:name="Table1.A1" style:family="table-cell">
      <style:table-cell-properties style:vertical-align="top" fo:background-color="#999999" fo:padding="0.0313in" fo:border="0.75pt solid #000000">
        <style:background-image/>
      </style:table-cell-properties>
    </style:style>
    <style:style style:name="Table1.A2" style:family="table-cell">
      <style:table-cell-properties style:vertical-align="top" fo:background-color="#ffffff" fo:padding="0.0313in" fo:border="0.75pt solid #000000">
        <style:background-image/>
      </style:table-cell-properties>
    </style:style>
    <style:style style:name="Table2" style:family="table">
      <style:table-properties style:width="4.9896in" fo:margin-left="0in" table:align="left" style:writing-mode="lr-tb"/>
    </style:style>
    <style:style style:name="Table2.A" style:family="table-column">
      <style:table-column-properties style:column-width="1.5208in"/>
    </style:style>
    <style:style style:name="Table2.B" style:family="table-column">
      <style:table-column-properties style:column-width="1.75in"/>
    </style:style>
    <style:style style:name="Table2.C" style:family="table-column">
      <style:table-column-properties style:column-width="1.7188in"/>
    </style:style>
    <style:style style:name="Table2.A1" style:family="table-cell">
      <style:table-cell-properties style:vertical-align="top" fo:background-color="#999999" fo:padding="0.0313in" fo:border="0.75pt solid #000000">
        <style:background-image/>
      </style:table-cell-properties>
    </style:style>
    <style:style style:name="Table2.A2" style:family="table-cell">
      <style:table-cell-properties style:vertical-align="top" fo:background-color="#ffffff" fo:padding="0.0313in" fo:border="0.75pt solid #000000">
        <style:background-image/>
      </style:table-cell-properties>
    </style:style>
    <style:style style:name="P1" style:family="paragraph" style:parent-style-name="Standard">
      <style:paragraph-properties fo:margin-left="0in" fo:margin-right="0in" fo:margin-top="0in" fo:margin-bottom="0in" loext:contextual-spacing="false" fo:line-height="100%" fo:text-indent="0in" style:auto-text-indent="false" fo:break-before="auto" fo:break-after="auto" style:writing-mode="lr-tb"/>
    </style:style>
    <style:style style:name="P2"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style>
    <style:style style:name="P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4" style:family="paragraph" style:parent-style-name="Standard">
      <style:paragraph-properties fo:margin-left="0in" fo:margin-right="0in" fo:margin-top="0in" fo:margin-bottom="0in" loext:contextual-spacing="false" fo:line-height="100%" fo:text-align="end"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loext:contextual-spacing="false" fo:line-height="100%" fo:text-align="justify"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loext:contextual-spacing="false" fo:line-height="100%" fo:text-indent="0in" style:auto-text-indent="false" fo:break-before="auto" fo:break-after="auto" style:writing-mode="lr-tb"/>
      <style:text-properties fo:font-size="14pt" fo:font-weight="bold" style:font-size-asian="14pt" style:font-weight-asian="bold" style:font-size-complex="14pt" style:font-weight-complex="bold"/>
    </style:style>
    <style:style style:name="P7" style:family="paragraph" style:parent-style-name="Standard">
      <style:paragraph-properties fo:margin-left="0in" fo:margin-right="0in" fo:margin-top="0in" fo:margin-bottom="0in" loext:contextual-spacing="false" fo:line-height="100%" fo:text-indent="0in" style:auto-text-indent="false" fo:break-before="auto" fo:break-after="auto" style:writing-mode="lr-tb"/>
      <style:text-properties fo:font-weight="bold" style:font-weight-asian="bold" style:font-weight-complex="bold"/>
    </style:style>
    <style:style style:name="P8" style:family="paragraph" style:parent-style-name="Standard">
      <style:paragraph-properties fo:margin-left="0in" fo:margin-right="0in" fo:margin-top="0in" fo:margin-bottom="0in" loext:contextual-spacing="false" fo:line-height="100%" fo:text-align="justify" style:justify-single-word="false" fo:text-indent="0in" style:auto-text-indent="false" fo:break-before="auto" fo:break-after="auto" style:writing-mode="lr-tb"/>
      <style:text-properties fo:font-weight="bold" style:font-weight-asian="bold" style:font-weight-complex="bold"/>
    </style:style>
    <style:style style:name="P9" style:family="paragraph" style:parent-style-name="Standard">
      <style:paragraph-properties fo:margin-left="0in" fo:margin-right="0in" fo:margin-top="0in" fo:margin-bottom="0in" loext:contextual-spacing="false" fo:line-height="100%" fo:text-align="justify" style:justify-single-word="false" fo:text-indent="0in" style:auto-text-indent="false" fo:break-before="auto" fo:break-after="auto" style:writing-mode="lr-tb"/>
      <style:text-properties fo:font-style="italic" fo:font-weight="bold" style:font-style-asian="italic" style:font-weight-asian="bold" style:font-style-complex="italic" style:font-weight-complex="bold"/>
    </style:style>
    <style:style style:name="P10" style:family="paragraph" style:parent-style-name="Standard">
      <style:paragraph-properties fo:margin-left="0in" fo:margin-right="0in" fo:margin-top="0in" fo:margin-bottom="0in" loext:contextual-spacing="false" fo:line-height="100%" fo:text-indent="0in" style:auto-text-indent="false" fo:break-before="auto" fo:break-after="auto" fo:padding="0in" fo:border-left="none" fo:border-right="none" fo:border-top="none" fo:border-bottom="1.5pt solid #808080" style:writing-mode="lr-tb"/>
    </style:style>
    <style:style style:name="P11" style:family="paragraph" style:parent-style-name="Standard">
      <style:paragraph-properties fo:margin-left="0in" fo:margin-right="0in" fo:line-height="100%" fo:text-indent="0in" style:auto-text-indent="false" fo:break-before="auto" fo:break-after="auto" style:writing-mode="lr-tb"/>
    </style:style>
    <style:style style:name="P12" style:family="paragraph" style:parent-style-name="Standard">
      <style:paragraph-properties fo:margin-left="0in" fo:margin-right="0in" fo:line-height="100%" fo:text-indent="0in" style:auto-text-indent="false" fo:break-before="auto" fo:break-after="auto" style:writing-mode="lr-tb"/>
      <style:text-properties fo:font-size="14pt" fo:font-weight="bold" style:font-size-asian="14pt" style:font-weight-asian="bold" style:font-size-complex="14pt" style:font-weight-complex="bold"/>
    </style:style>
    <style:style style:name="P13" style:family="paragraph" style:parent-style-name="Standard">
      <style:paragraph-properties fo:margin-left="0in" fo:margin-right="0in" fo:margin-top="0.0626in" fo:margin-bottom="0.0626in" loext:contextual-spacing="false" fo:line-height="100%" fo:text-align="start" style:justify-single-word="false" fo:text-indent="0in" style:auto-text-indent="false" fo:break-before="auto" fo:break-after="auto" style:writing-mode="lr-tb"/>
      <style:text-properties fo:font-size="14pt" fo:font-weight="bold" style:font-size-asian="14pt" style:font-weight-asian="bold" style:font-size-complex="14pt" style:font-weight-complex="bold"/>
    </style:style>
    <style:style style:name="P14" style:family="paragraph" style:parent-style-name="Standard">
      <style:paragraph-properties fo:margin-left="0in" fo:margin-right="0in" fo:margin-top="0.0626in" fo:margin-bottom="0.0626in" loext:contextual-spacing="false" fo:line-height="100%" fo:text-align="start" style:justify-single-word="false" fo:text-indent="0in" style:auto-text-indent="false" fo:break-before="auto" fo:break-after="auto" style:writing-mode="lr-tb"/>
    </style:style>
    <style:style style:name="P15" style:family="paragraph" style:parent-style-name="Standard">
      <style:paragraph-properties fo:margin-left="0in" fo:margin-right="0in" fo:margin-top="0in" fo:margin-bottom="0.139in" loext:contextual-spacing="false" fo:line-height="100%" fo:text-align="start" style:justify-single-word="false" fo:text-indent="0in" style:auto-text-indent="false" fo:break-before="auto" fo:break-after="auto" style:writing-mode="lr-tb"/>
    </style:style>
    <style:style style:name="P16" style:family="paragraph" style:parent-style-name="Standard" style:master-page-name="Standard">
      <style:paragraph-properties fo:margin-left="0in" fo:margin-right="0in" fo:margin-top="0in" fo:margin-bottom="0in" loext:contextual-spacing="false" fo:line-height="100%" fo:text-align="center" style:justify-single-word="false" fo:text-indent="0in" style:auto-text-indent="false" style:page-number="auto" fo:break-before="auto" fo:break-after="auto" style:writing-mode="lr-tb"/>
    </style:style>
    <style:style style:name="P17" style:family="paragraph" style:parent-style-name="Standard">
      <style:paragraph-properties fo:margin-left="0in" fo:margin-right="0in" fo:margin-top="0in" fo:margin-bottom="0in" loext:contextual-spacing="false" fo:line-height="100%" fo:text-indent="0in" style:auto-text-indent="false" fo:break-before="auto" fo:break-after="auto" fo:padding="0in" fo:border-left="none" fo:border-right="none" fo:border-top="none" fo:border-bottom="1.5pt solid #808080" style:writing-mode="lr-tb"/>
      <style:text-properties fo:font-size="14pt" fo:font-weight="bold" style:font-size-asian="14pt" style:font-weight-asian="bold" style:font-size-complex="14pt" style:font-weight-complex="bold"/>
    </style:style>
    <style:style style:name="P1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Verdana" fo:font-size="14pt" fo:font-style="normal" style:text-underline-style="none" fo:font-weight="bold" fo:background-color="#ffffff" style:font-name-asian="Verdana" style:font-size-asian="14pt" style:font-style-asian="normal" style:font-weight-asian="bold" style:font-name-complex="Verdana" style:font-size-complex="14pt" style:font-style-complex="normal" style:font-weight-complex="bold"/>
    </style:style>
    <style:style style:name="P1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bold" fo:background-color="#ffffff" style:font-name-asian="Verdana" style:font-size-asian="10pt" style:font-style-asian="normal" style:font-weight-asian="bold" style:font-name-complex="Verdana" style:font-size-complex="10pt" style:font-style-complex="normal" style:font-weight-complex="bold"/>
    </style:style>
    <style:style style:name="P2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Verdana" fo:font-style="normal" style:text-underline-style="none" fo:font-weight="bold" fo:background-color="#ffffff" style:font-name-asian="Verdana" style:font-style-asian="normal" style:font-weight-asian="bold" style:font-name-complex="Verdana" style:font-style-complex="normal" style:font-weight-complex="bold"/>
    </style:style>
    <style:style style:name="P2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Verdana" fo:font-style="normal" style:text-underline-style="none" fo:font-weight="normal" fo:background-color="#ffffff" style:font-name-asian="Verdana" style:font-style-asian="normal" style:font-weight-asian="normal" style:font-name-complex="Verdana" style:font-style-complex="normal" style:font-weight-complex="normal"/>
    </style:style>
    <style:style style:name="P22"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font-size="14pt" style:text-underline-style="solid" style:text-underline-width="auto" style:text-underline-color="font-color" fo:font-weight="bold" style:font-size-asian="14pt" style:font-weight-asian="bold" style:font-size-complex="14pt" style:font-weight-complex="bold"/>
    </style:style>
    <style:style style:name="P23" style:family="paragraph" style:parent-style-name="Standard">
      <style:paragraph-properties fo:margin-left="0in" fo:margin-right="0in" fo:margin-top="0in" fo:margin-bottom="0in" loext:contextual-spacing="false" fo:line-height="100%" fo:text-align="end" style:justify-single-word="false" fo:text-indent="0in" style:auto-text-indent="false" fo:break-before="auto" fo:break-after="auto" style:writing-mode="lr-tb"/>
      <style:text-properties fo:font-weight="bold" style:font-weight-asian="bold" style:font-weight-complex="bold"/>
    </style:style>
    <style:style style:name="P24" style:family="paragraph" style:parent-style-name="Standard">
      <style:paragraph-properties fo:margin-left="0in" fo:margin-right="0in" fo:margin-top="0in" fo:margin-bottom="0in" loext:contextual-spacing="false" fo:line-height="100%" fo:text-align="justify" style:justify-single-word="false" fo:text-indent="0in" style:auto-text-indent="false" fo:break-before="auto" fo:break-after="auto" style:writing-mode="lr-tb"/>
      <style:text-properties fo:font-weight="bold" style:font-weight-asian="bold" style:font-weight-complex="bold"/>
    </style:style>
    <style:style style:name="P25" style:family="paragraph" style:parent-style-name="Standard">
      <style:paragraph-properties fo:margin-left="0in" fo:margin-right="0in" fo:margin-top="0in" fo:margin-bottom="0.139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26" style:family="paragraph" style:parent-style-name="Standard">
      <style:paragraph-properties fo:margin-left="0in" fo:margin-right="0in" fo:margin-top="0in" fo:margin-bottom="0.139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bold" fo:background-color="#ffffff" style:font-name-asian="Verdana" style:font-size-asian="10pt" style:font-style-asian="normal" style:font-weight-asian="bold" style:font-name-complex="Verdana" style:font-size-complex="10pt" style:font-style-complex="normal" style:font-weight-complex="bold"/>
    </style:style>
    <style:style style:name="P27" style:family="paragraph" style:parent-style-name="Standard" style:list-style-name="LS1">
      <style:paragraph-properties fo:margin-left="0in" fo:margin-right="0in" fo:margin-top="0in" fo:margin-bottom="0in" loext:contextual-spacing="false" fo:line-height="100%" fo:text-align="justify" style:justify-single-word="false" fo:text-indent="0in" style:auto-text-indent="false" fo:break-before="auto" fo:break-after="auto" style:writing-mode="lr-tb"/>
    </style:style>
    <style:style style:name="P28" style:family="paragraph" style:parent-style-name="Standard" style:list-style-name="LS2">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29" style:family="paragraph" style:parent-style-name="Standard" style:list-style-name="LS3">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30" style:family="paragraph" style:parent-style-name="Standard" style:list-style-name="LS4">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31" style:family="paragraph" style:parent-style-name="Standard" style:list-style-name="LS5">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32" style:family="paragraph" style:parent-style-name="Standard" style:list-style-name="LS6">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33" style:family="paragraph" style:parent-style-name="Standard" style:list-style-name="LS7">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34" style:family="paragraph" style:parent-style-name="Standard" style:list-style-name="LS8">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35" style:family="paragraph" style:parent-style-name="Standard" style:list-style-name="LS9">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36" style:family="paragraph" style:parent-style-name="Standard" style:list-style-name="LS10">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37" style:family="paragraph" style:parent-style-name="Standard" style:list-style-name="LS10">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paragraph-rsid="00002483"/>
    </style:style>
    <style:style style:name="P38" style:family="paragraph" style:parent-style-name="Standard" style:list-style-name="LS11">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39" style:family="paragraph" style:parent-style-name="Standard" style:list-style-name="LS12">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40" style:family="paragraph" style:parent-style-name="Standard" style:list-style-name="LS13">
      <style:paragraph-properties fo:margin-left="0in" fo:margin-right="0in" fo:margin-top="0in" fo:margin-bottom="0in" loext:contextual-spacing="false" fo:line-height="100%" fo:text-indent="0in" style:auto-text-indent="false" fo:break-before="auto" fo:break-after="auto" style:writing-mode="lr-tb"/>
    </style:style>
    <style:style style:name="P41" style:family="paragraph" style:parent-style-name="Standard" style:list-style-name="LS14">
      <style:paragraph-properties fo:margin-left="0in" fo:margin-right="0in" fo:margin-top="0in" fo:margin-bottom="0in" loext:contextual-spacing="false" fo:line-height="100%" fo:text-indent="0in" style:auto-text-indent="false" fo:break-before="auto" fo:break-after="auto" style:writing-mode="lr-tb"/>
    </style:style>
    <style:style style:name="P42" style:family="paragraph" style:parent-style-name="Standard" style:list-style-name="LS2">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Verdana" fo:font-style="normal" style:text-underline-style="none" fo:font-weight="normal" fo:background-color="#ffffff" style:font-name-asian="Verdana" style:font-style-asian="normal" style:font-weight-asian="normal" style:font-name-complex="Verdana" style:font-style-complex="normal" style:font-weight-complex="normal"/>
    </style:style>
    <style:style style:name="P43" style:family="paragraph" style:parent-style-name="Standard" style:list-style-name="LS6">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Verdana" fo:font-style="normal" style:text-underline-style="none" fo:font-weight="normal" fo:background-color="#ffffff" style:font-name-asian="Verdana" style:font-style-asian="normal" style:font-weight-asian="normal" style:font-name-complex="Verdana" style:font-style-complex="normal" style:font-weight-complex="normal"/>
    </style:style>
    <style:style style:name="P44" style:family="paragraph" style:parent-style-name="Standard" style:list-style-name="LS8">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Verdana" fo:font-style="normal" style:text-underline-style="none" fo:font-weight="normal" fo:background-color="#ffffff" style:font-name-asian="Verdana" style:font-style-asian="normal" style:font-weight-asian="normal" style:font-name-complex="Verdana" style:font-style-complex="normal" style:font-weight-complex="normal"/>
    </style:style>
    <style:style style:name="P45" style:family="paragraph" style:parent-style-name="Standard" style:list-style-name="LS4">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46" style:family="paragraph" style:parent-style-name="Standard" style:list-style-name="LS5">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47" style:family="paragraph" style:parent-style-name="Standard" style:list-style-name="LS6">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48" style:family="paragraph" style:parent-style-name="Standard" style:list-style-name="LS7">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49" style:family="paragraph" style:parent-style-name="Standard" style:list-style-name="LS8">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50" style:family="paragraph" style:parent-style-name="Standard" style:list-style-name="LS12">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51" style:family="paragraph" style:parent-style-name="Standard" style:list-style-name="LS10">
      <style:paragraph-properties fo:margin-left="0in" fo:margin-right="0in" fo:margin-top="0in" fo:margin-bottom="0in" loext:contextual-spacing="false" fo:line-height="100%" fo:text-align="start" style:justify-single-word="false" fo:text-indent="0in" style:auto-text-indent="false" style:writing-mode="lr-tb"/>
      <style:text-properties officeooo:paragraph-rsid="00002483"/>
    </style:style>
    <style:style style:name="P52" style:family="paragraph" style:parent-style-name="Standard" style:list-style-name="LS10">
      <style:paragraph-properties fo:margin-left="0in" fo:margin-right="0in" fo:margin-top="0in" fo:margin-bottom="0in" loext:contextual-spacing="false" fo:line-height="100%" fo:text-align="start" style:justify-single-word="false" fo:text-indent="0in" style:auto-text-indent="false" style:writing-mode="lr-tb"/>
      <style:text-properties officeooo:rsid="00002483" officeooo:paragraph-rsid="00002483"/>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text-line-through-style="none" style:text-line-through-type="none" style:font-name="Verdana" fo:font-size="14pt" fo:font-style="normal" style:text-underline-style="none" fo:font-weight="bold" fo:background-color="#ffffff" loext:char-shading-value="0" style:font-name-asian="Verdana" style:font-size-asian="14pt" style:font-style-asian="normal" style:font-weight-asian="bold" style:font-name-complex="Verdana" style:font-size-complex="14pt" style:font-style-complex="normal" style:font-weight-complex="bold"/>
    </style:style>
    <style:style style:name="T4" style:family="text">
      <style:text-properties fo:color="#000000" style:text-line-through-style="none" style:text-line-through-type="none" style:font-name="Verdana" fo:font-size="10pt" fo:font-style="normal" style:text-underline-style="none" fo:font-weight="bold" fo:background-color="#ffffff" loext:char-shading-value="0" style:font-name-asian="Verdana" style:font-size-asian="10pt" style:font-style-asian="normal" style:font-weight-asian="bold" style:font-name-complex="Verdana" style:font-size-complex="10pt" style:font-style-complex="normal" style:font-weight-complex="bold"/>
    </style:style>
    <style:style style:name="T5" style:family="text">
      <style:text-properties fo:color="#000000" style:text-line-through-style="none" style:text-line-through-type="none" style:font-name="Verdana" fo:font-size="10pt" fo:font-style="normal" style:text-underline-style="none" fo:font-weight="normal" fo:background-color="#ffffff" loext:char-shading-value="0" style:font-name-asian="Verdana" style:font-size-asian="10pt" style:font-style-asian="normal" style:font-weight-asian="normal" style:font-name-complex="Verdana" style:font-size-complex="10pt" style:font-style-complex="normal" style:font-weight-complex="normal"/>
    </style:style>
    <style:style style:name="T6" style:family="text">
      <style:text-properties fo:color="#000000" style:text-line-through-style="none" style:text-line-through-type="none" style:font-name="Verdana" fo:font-size="10pt" fo:font-style="normal" style:text-underline-style="none" fo:font-weight="normal" officeooo:rsid="00002483" fo:background-color="#ffffff" loext:char-shading-value="0" style:font-name-asian="Verdana" style:font-size-asian="10pt" style:font-style-asian="normal" style:font-weight-asian="normal" style:font-name-complex="Verdana" style:font-size-complex="10pt" style:font-style-complex="normal" style:font-weight-complex="normal"/>
    </style:style>
    <style:style style:name="T7" style:family="text">
      <style:text-properties fo:color="#000000" style:text-line-through-style="none" style:text-line-through-type="none" style:font-name="Verdana" fo:font-style="normal" style:text-underline-style="none" fo:font-weight="normal" fo:background-color="#ffffff" loext:char-shading-value="0" style:font-name-asian="Verdana" style:font-style-asian="normal" style:font-weight-asian="normal" style:font-name-complex="Verdana" style:font-style-complex="normal" style:font-weight-complex="normal"/>
    </style:style>
    <style:style style:name="T8" style:family="text">
      <style:text-properties fo:font-weight="bold"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asian="Verdana" style:font-style-asian="normal" style:font-weight-asian="normal" style:font-name-complex="Verdana" style:font-style-complex="normal" style:font-weight-complex="normal"/>
    </style:style>
    <style:style style:name="T11" style:family="text">
      <style:text-properties fo:font-variant="normal" fo:text-transform="none" fo:color="#000000" style:text-line-through-style="none" style:text-line-through-type="none" style:font-name="Verdana" fo:font-size="9.75pt" fo:font-style="normal" style:text-underline-style="none" fo:font-weight="normal" style:text-blinking="false" fo:background-color="#ffffff" loext:char-shading-value="0"/>
    </style:style>
    <style:style style:name="T12" style:family="text">
      <style:text-properties fo:font-variant="normal" fo:text-transform="none" fo:color="#000000" style:text-line-through-style="none" style:text-line-through-type="none" style:font-name="Verdana" fo:font-size="9.75pt" fo:font-style="normal" style:text-underline-style="none" fo:font-weight="normal" style:text-blinking="false" fo:background-color="#ffffff" loext:char-shading-value="0" style:font-name-asian="Verdana" style:font-size-asian="10pt" style:font-style-asian="normal" style:font-weight-asian="normal" style:font-name-complex="Verdana" style:font-size-complex="10pt" style:font-style-complex="normal" style:font-weight-complex="normal"/>
    </style:style>
    <style:style style:name="T13" style:family="text">
      <style:text-properties fo:font-variant="normal" fo:text-transform="none" fo:color="#000000" style:text-line-through-style="none" style:text-line-through-type="none" style:font-name="Verdana" fo:font-style="normal" style:text-underline-style="none" fo:font-weight="normal" style:text-blinking="false" fo:background-color="#ffffff" loext:char-shading-value="0"/>
    </style:style>
    <style:style style:name="T14" style:family="text">
      <style:text-properties fo:font-variant="normal" fo:text-transform="none" fo:color="#000000" style:text-line-through-style="none" style:text-line-through-type="none" style:font-name="Verdana" fo:font-size="10pt" fo:font-style="normal" style:text-underline-style="none" fo:font-weight="normal" style:text-blinking="false" fo:background-color="#ffffff" loext:char-shading-value="0" style:font-size-asian="10pt" style:font-size-complex="10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Vitalius Parubochyi</text:span></text:p>
      <text:p text:style-name="P2">C++/Qt Developer</text:p>
      <text:p text:style-name="P1"/>
      <text:p text:style-name="P17">Contacts</text:p>
      <text:p text:style-name="P11">E-mail: vitalius.parubochyi@vakoms.com.ua,</text:p>
      <text:p text:style-name="P11"><text:s text:c="11"/>eddragonwolf@ukr.net,</text:p>
      <text:p text:style-name="P11"><text:s text:c="11"/>eddragonwolf@gmail.com</text:p>
      <text:p text:style-name="P1">Phone:<text:tab/>+380966453409</text:p>
      <text:p text:style-name="P1"/>
      <text:p text:style-name="P10"><text:span text:style-name="T2">Experience summary</text:span></text:p>
      <text:p text:style-name="P6"/>
      <text:p text:style-name="P1"/>
      <text:list xml:id="list8227967878716817915" text:style-name="LS1">
        <text:list-item>
          <text:p text:style-name="P27">The five-year study of programming experience, and almost two-year of working experience;</text:p>
        </text:list-item>
        <text:list-item>
          <text:p text:style-name="P27">Research work in the direction parallel programming and image processing, presentations at conferences;</text:p>
        </text:list-item>
        <text:list-item>
          <text:p text:style-name="P27">Cross-platform programming based on Python and C-like programming languages (С, С++, Qt, CUDA C);</text:p>
        </text:list-item>
        <text:list-item>
          <text:p text:style-name="P27">Exploring of methods and technologies of architecture and interaction projects, low-level interaction and working with memory.</text:p>
        </text:list-item>
      </text:list>
      <text:p text:style-name="P1"/>
      <text:p text:style-name="P1"/>
      <text:p text:style-name="P10"><text:span text:style-name="T2">Technical skills</text:span></text:p>
      <text:p text:style-name="P13"/>
      <table:table table:name="Table1" table:style-name="Table1">
        <table:table-column table:style-name="Table1.A"/>
        <table:table-column table:style-name="Table1.B"/>
        <table:table-row>
          <table:table-cell table:style-name="Table1.A1" office:value-type="string">
            <text:p text:style-name="P18">Category</text:p>
          </table:table-cell>
          <table:table-cell table:style-name="Table1.A1" office:value-type="string">
            <text:p text:style-name="P3"><text:span text:style-name="T3">Skill list</text:span></text:p>
          </table:table-cell>
        </table:table-row>
        <table:table-row>
          <table:table-cell table:style-name="Table1.A2" office:value-type="string">
            <text:p text:style-name="P3"><text:span text:style-name="T4">Programming languages</text:span></text:p>
          </table:table-cell>
          <table:table-cell table:style-name="Table1.A2" office:value-type="string">
            <text:list xml:id="list6758717255678609803" text:style-name="LS2">
              <text:list-item>
                <text:p text:style-name="P28"><text:span text:style-name="T5">Pascal (Borland Pascal, Free Pascal, Object Pascal/Delphi, Oberon(introduction))</text:span></text:p>
              </text:list-item>
              <text:list-item>
                <text:p text:style-name="P28"><text:span text:style-name="T5">C/C++</text:span></text:p>
              </text:list-item>
              <text:list-item>
                <text:p text:style-name="P28"><text:span text:style-name="T5">C#</text:span></text:p>
              </text:list-item>
              <text:list-item>
                <text:p text:style-name="P28"><text:span text:style-name="T5">CUDA C</text:span></text:p>
              </text:list-item>
              <text:list-item>
                <text:p text:style-name="P42">Python</text:p>
              </text:list-item>
            </text:list>
          </table:table-cell>
        </table:table-row>
        <table:table-row>
          <table:table-cell table:style-name="Table1.A2" office:value-type="string">
            <text:p text:style-name="P3"><text:span text:style-name="T4">Operating systems</text:span></text:p>
          </table:table-cell>
          <table:table-cell table:style-name="Table1.A2" office:value-type="string">
            <text:list xml:id="list5414623892194583981" text:style-name="LS3">
              <text:list-item>
                <text:p text:style-name="P29"><text:span text:style-name="T5">Windows OS (XP, Vista, 7, 8)</text:span></text:p>
              </text:list-item>
              <text:list-item>
                <text:p text:style-name="P29"><text:span text:style-name="T5">Unix/Linux OS (Ubuntu, CentOS, OpenSUSE, Red Hat, Scientific Linux)</text:span></text:p>
              </text:list-item>
              <text:list-item>
                <text:p text:style-name="P29"><text:span text:style-name="T5">Symbian OS</text:span></text:p>
              </text:list-item>
              <text:list-item>
                <text:p text:style-name="P29"><text:span text:style-name="T5">Mac OS (Snow Leopard, Mountain Lion, Mavericks)</text:span></text:p>
              </text:list-item>
              <text:list-item>
                <text:p text:style-name="P29"><text:span text:style-name="T7">Android OS</text:span></text:p>
              </text:list-item>
            </text:list>
          </table:table-cell>
        </table:table-row>
        <table:table-row>
          <table:table-cell table:style-name="Table1.A2" office:value-type="string">
            <text:p text:style-name="P19">Technologies</text:p>
          </table:table-cell>
          <table:table-cell table:style-name="Table1.A2" office:value-type="string">
            <text:list xml:id="list7471306638320832373" text:style-name="LS4">
              <text:list-item>
                <text:p text:style-name="P30"><text:span text:style-name="T5">OOP/OOD</text:span></text:p>
              </text:list-item>
              <text:list-item>
                <text:p text:style-name="P30"><text:span text:style-name="T5">OO design patterns, MVC</text:span></text:p>
              </text:list-item>
              <text:list-item>
                <text:p text:style-name="P30"><text:span text:style-name="T5">SSL, VPN</text:span></text:p>
              </text:list-item>
              <text:list-item>
                <text:p text:style-name="P45">GPGPU</text:p>
              </text:list-item>
              <text:list-item>
                <text:p text:style-name="P45">RPC</text:p>
              </text:list-item>
            </text:list>
          </table:table-cell>
        </table:table-row>
        <table:table-row>
          <table:table-cell table:style-name="Table1.A2" office:value-type="string">
            <text:p text:style-name="P19">Libraries</text:p>
          </table:table-cell>
          <table:table-cell table:style-name="Table1.A2" office:value-type="string">
            <text:list xml:id="list7908530026826247330" text:style-name="LS5">
              <text:list-item>
                <text:p text:style-name="P31"><text:span text:style-name="T5">Qt4, Qt5</text:span></text:p>
              </text:list-item>
              <text:list-item>
                <text:p text:style-name="P46">FFTW</text:p>
              </text:list-item>
              <text:list-item>
                <text:p text:style-name="P31"><text:soft-page-break/><text:span text:style-name="T5">OpenMPI / MPICH</text:span></text:p>
              </text:list-item>
              <text:list-item>
                <text:p text:style-name="P46">OpenMP</text:p>
              </text:list-item>
              <text:list-item>
                <text:p text:style-name="P46">FreeImage</text:p>
              </text:list-item>
              <text:list-item>
                <text:p text:style-name="P31"><text:span text:style-name="T5">zlib, quazip</text:span></text:p>
              </text:list-item>
              <text:list-item>
                <text:p text:style-name="P46">LSHash</text:p>
              </text:list-item>
              <text:list-item>
                <text:p text:style-name="P46">Hunspell</text:p>
              </text:list-item>
              <text:list-item>
                <text:p text:style-name="P46">OpenCV</text:p>
              </text:list-item>
              <text:list-item>
                <text:p text:style-name="P46">Boost</text:p>
              </text:list-item>
              <text:list-item>
                <text:p text:style-name="P31"><text:span text:style-name="T7">CUDA Libs (cuFFT, cuBLAS, cuSPARSE, cuRAND)</text:span></text:p>
              </text:list-item>
            </text:list>
          </table:table-cell>
        </table:table-row>
        <table:table-row>
          <table:table-cell table:style-name="Table1.A2" office:value-type="string">
            <text:p text:style-name="P19">Frameworks</text:p>
          </table:table-cell>
          <table:table-cell table:style-name="Table1.A2" office:value-type="string">
            <text:list xml:id="list30" text:style-name="LS5">
              <text:list-item>
                <text:p text:style-name="P31"><text:span text:style-name="T5">Qt Framework </text:span></text:p>
              </text:list-item>
              <text:list-item>
                <text:p text:style-name="P46">PyQt</text:p>
              </text:list-item>
              <text:list-item>
                <text:p text:style-name="P46">NearPy</text:p>
              </text:list-item>
            </text:list>
          </table:table-cell>
        </table:table-row>
        <table:table-row>
          <table:table-cell table:style-name="Table1.A2" office:value-type="string">
            <text:p text:style-name="P3"><text:span text:style-name="T4">Development tools</text:span></text:p>
          </table:table-cell>
          <table:table-cell table:style-name="Table1.A2" office:value-type="string">
            <text:list xml:id="list8183628678575608544" text:style-name="LS6">
              <text:list-item>
                <text:p text:style-name="P32"><text:span text:style-name="T5">GCC, MinGW, MSVC, Android GCC, nvcc</text:span></text:p>
              </text:list-item>
              <text:list-item>
                <text:p text:style-name="P32"><text:span text:style-name="T5">GNU Make, CMake, qmake</text:span></text:p>
              </text:list-item>
              <text:list-item>
                <text:p text:style-name="P47">GDB</text:p>
              </text:list-item>
              <text:list-item>
                <text:p text:style-name="P32"><text:span text:style-name="T5">Qt SDK, Qt Creator </text:span></text:p>
              </text:list-item>
              <text:list-item>
                <text:p text:style-name="P47">Eclipse</text:p>
              </text:list-item>
              <text:list-item>
                <text:p text:style-name="P32"><text:span text:style-name="T5">PyCharm Community Edition</text:span></text:p>
              </text:list-item>
              <text:list-item>
                <text:p text:style-name="P32"><text:span text:style-name="T5">Code Blocks</text:span></text:p>
              </text:list-item>
              <text:list-item>
                <text:p text:style-name="P32"><text:span text:style-name="T5">MS Visual Studio 2008/2010/2012/2013</text:span></text:p>
              </text:list-item>
              <text:list-item>
                <text:p text:style-name="P32"><text:span text:style-name="T5">CUDA Toolkit</text:span></text:p>
              </text:list-item>
              <text:list-item>
                <text:p text:style-name="P47">Doxygen</text:p>
              </text:list-item>
              <text:list-item>
                <text:p text:style-name="P32"><text:span text:style-name="T5">Cypress PSoC Designer, Quartus II, Proteus, Keil µVision</text:span></text:p>
              </text:list-item>
              <text:list-item>
                <text:p text:style-name="P43">NSIS</text:p>
              </text:list-item>
            </text:list>
          </table:table-cell>
        </table:table-row>
        <table:table-row>
          <table:table-cell table:style-name="Table1.A2" office:value-type="string">
            <text:p text:style-name="P19">RDBMS</text:p>
          </table:table-cell>
          <table:table-cell table:style-name="Table1.A2" office:value-type="string">
            <text:list xml:id="list5121377720209709279" text:style-name="LS7">
              <text:list-item>
                <text:p text:style-name="P33"><text:span text:style-name="T5">SQLite, SQLCipher</text:span></text:p>
              </text:list-item>
              <text:list-item>
                <text:p text:style-name="P48">MySQL</text:p>
              </text:list-item>
              <text:list-item>
                <text:p text:style-name="P33"><text:span text:style-name="T5">MS Access</text:span></text:p>
              </text:list-item>
              <text:list-item>
                <text:p text:style-name="P33"><text:span text:style-name="T7">Oracle RDBMS</text:span></text:p>
              </text:list-item>
            </text:list>
          </table:table-cell>
        </table:table-row>
        <table:table-row>
          <table:table-cell table:style-name="Table1.A2" office:value-type="string">
            <text:p text:style-name="P19">Web</text:p>
          </table:table-cell>
          <table:table-cell table:style-name="Table1.A2" office:value-type="string">
            <text:list xml:id="list7336955172763575105" text:style-name="LS8">
              <text:list-item>
                <text:p text:style-name="P34"><text:span text:style-name="T5">Markup Languages (HTML, XML, SVG)</text:span></text:p>
              </text:list-item>
              <text:list-item>
                <text:p text:style-name="P49">PHP</text:p>
              </text:list-item>
              <text:list-item>
                <text:p text:style-name="P44">JSON</text:p>
              </text:list-item>
            </text:list>
          </table:table-cell>
        </table:table-row>
        <table:table-row>
          <table:table-cell table:style-name="Table1.A2" office:value-type="string">
            <text:p text:style-name="P3"><text:span text:style-name="T4">SCM &amp; BTS</text:span></text:p>
          </table:table-cell>
          <table:table-cell table:style-name="Table1.A2" office:value-type="string">
            <text:list xml:id="list7551453956027809229" text:style-name="LS9">
              <text:list-item>
                <text:p text:style-name="P35"><text:span text:style-name="T5">SVN, Git</text:span></text:p>
              </text:list-item>
              <text:list-item>
                <text:p text:style-name="P35"><text:span text:style-name="T7">GitLab, GitHub, Bitbucket, Redmine</text:span></text:p>
              </text:list-item>
            </text:list>
          </table:table-cell>
        </table:table-row>
        <table:table-row>
          <table:table-cell table:style-name="Table1.A2" office:value-type="string">
            <text:p text:style-name="P19">Algorithms</text:p>
          </table:table-cell>
          <table:table-cell table:style-name="Table1.A2" office:value-type="string">
            <text:list xml:id="list6263436964473134323" text:style-name="LS10">
              <text:list-item>
                <text:p text:style-name="P36"><text:span text:style-name="T5">numerical methods (interpolation, approximation, extrapolation, integration, differentiation, algorithms for matrix algebra)</text:span></text:p>
              </text:list-item>
              <text:list-item>
                <text:p text:style-name="P37"><text:span text:style-name="T5">image processing (classical methods </text:span><text:span text:style-name="T12">(such as grayscale, color transformation, simple effects)</text:span><text:span text:style-name="T5">, triangulation, </text:span><text:span text:style-name="T12">sampling (upsampling, downsampling)</text:span><text:span text:style-name="T5">, segmentation, template matching, </text:span><text:span text:style-name="T6">f</text:span><text:span text:style-name="T12">iltering (LPF, HPF, etc.)</text:span><text:span text:style-name="T5">)</text:span></text:p>
              </text:list-item>
              <text:list-item>
                <text:p text:style-name="P52"><text:span text:style-name="T5">image recognition (face recognition, fingerprint detection, feature (keypoints) detection, edge detection, corner detection)</text:span></text:p>
              </text:list-item>
              <text:list-item>
                <text:p text:style-name="P36"><text:span text:style-name="T5">computational geometry (Line Segment Intersection, Convex Hull Calculating, Polygon Triangulations, Linear Programming, Orthogonal Range Searching, Point Location, Voronoi Diagrams, Delaunay Triangulations, Simple Robot Motion Planning)</text:span></text:p>
              </text:list-item>
              <text:list-item>
                <text:p text:style-name="P52"><text:soft-page-break/>Linear programming (transportation theory, TSP, simplex method)</text:p>
              </text:list-item>
              <text:list-item>
                <text:p text:style-name="P36"><text:span text:style-name="T5">clustering (FOREL, k-means, fuzzy k-means)</text:span></text:p>
              </text:list-item>
              <text:list-item>
                <text:p text:style-name="P36"><text:span text:style-name="T7">cryptography (TEA, DEA)</text:span></text:p>
              </text:list-item>
              <text:list-item>
                <text:p text:style-name="P37"><text:span text:style-name="T5">neural networks (forecasting, minimizing)</text:span></text:p>
              </text:list-item>
              <text:list-item>
                <text:p text:style-name="P51"><text:span text:style-name="T14">Machine learning (SVM, Deep Neural Networks, Active Appearance Model)</text:span></text:p>
              </text:list-item>
            </text:list>
          </table:table-cell>
        </table:table-row>
        <table:table-row>
          <table:table-cell table:style-name="Table1.A2" office:value-type="string">
            <text:p text:style-name="P3"><text:span text:style-name="T4">Hardware / Embedded</text:span></text:p>
          </table:table-cell>
          <table:table-cell table:style-name="Table1.A2" office:value-type="string">
            <text:list xml:id="list4778464777786250350" text:style-name="LS11">
              <text:list-item>
                <text:p text:style-name="P38"><text:span text:style-name="T5">Cypress PSoC 3</text:span></text:p>
              </text:list-item>
              <text:list-item>
                <text:p text:style-name="P38"><text:span text:style-name="T7">Raspberry PI</text:span></text:p>
              </text:list-item>
            </text:list>
          </table:table-cell>
        </table:table-row>
        <table:table-row>
          <table:table-cell table:style-name="Table1.A2" office:value-type="string">
            <text:p text:style-name="P3"><text:span text:style-name="T4">Other Software</text:span></text:p>
          </table:table-cell>
          <table:table-cell table:style-name="Table1.A2" office:value-type="string">
            <text:list xml:id="list205958516930012706" text:style-name="LS12">
              <text:list-item>
                <text:p text:style-name="P39"><text:span text:style-name="T5">MathCAD, Matlab, SciLab</text:span></text:p>
              </text:list-item>
              <text:list-item>
                <text:p text:style-name="P50">Maxima</text:p>
              </text:list-item>
            </text:list>
          </table:table-cell>
        </table:table-row>
      </table:table>
      <text:p text:style-name="P1"/>
      <text:p text:style-name="P1"/>
      <text:p text:style-name="P10"><text:span text:style-name="T2">Technologies that you are interested in and want to study in future</text:span></text:p>
      <text:p text:style-name="P12"/>
      <text:list xml:id="list1652079451196829257" text:style-name="LS13">
        <text:list-item>
          <text:p text:style-name="P40">Fast Threshold Clustering Algorithms</text:p>
        </text:list-item>
        <text:list-item>
          <text:p text:style-name="P40">OpenCL</text:p>
        </text:list-item>
        <text:list-item>
          <text:p text:style-name="P40">Artificial intelligence (AI)</text:p>
        </text:list-item>
        <text:list-item>
          <text:p text:style-name="P40">Improve knowledge of CUDA Programming</text:p>
        </text:list-item>
        <text:list-item>
          <text:p text:style-name="P40">VRP</text:p>
        </text:list-item>
      </text:list>
      <text:p text:style-name="P1"/>
      <text:p text:style-name="P17">Education</text:p>
      <text:p text:style-name="P1">01.09.2010 – 30.06.2014</text:p>
      <text:p text:style-name="P1">Ivan Franko National University of Lviv</text:p>
      <text:p text:style-name="P1">Ukraine, Lviv</text:p>
      <text:p text:style-name="P1">Bachelor, Computer Science</text:p>
      <text:p text:style-name="P1"/>
      <text:p text:style-name="P1">01.09.2014 - 30.06.2015</text:p>
      <text:p text:style-name="P1">Ivan Franko National University of Lviv</text:p>
      <text:p text:style-name="P1">Ukraine, Lviv</text:p>
      <text:p text:style-name="P1">Master, Information technology of design</text:p>
      <text:p text:style-name="P1"/>
      <text:p text:style-name="P1">01.11.2015 - … (3 years)</text:p>
      <text:p text:style-name="P1">Ivan Franko National University of Lviv</text:p>
      <text:p text:style-name="P1">Ukraine, Lviv</text:p>
      <text:p text:style-name="P1">PhD Student, Theoretical Fundamentals of Informatics and Cybernetics</text:p>
      <text:p text:style-name="P1"/>
      <text:p text:style-name="P1"/>
      <text:p text:style-name="P17">Courses</text:p>
      <text:p text:style-name="P1"/>
      <text:p text:style-name="P1">Join Certificate Program on Advanced Computational Mathematics</text:p>
      <text:p text:style-name="P1">Ivan Franko National University of Lviv, Ukraine &amp; Julius Maximilian University Würzburg, Germany</text:p>
      <text:p text:style-name="P1">Finished in 2015.</text:p>
      <text:p text:style-name="P1"/>
      <text:p text:style-name="P1"/>
      <text:p text:style-name="P17">Certificates</text:p>
      <text:p text:style-name="P1"><text:soft-page-break/></text:p>
      <text:p text:style-name="P1">Certificate of the Joint Certificate Program on Advanced Computational Mathematics</text:p>
      <text:p text:style-name="P1">Julius Maximilian University Würzburg, Germany</text:p>
      <text:p text:style-name="P1">2015</text:p>
      <text:p text:style-name="P6"/>
      <text:p text:style-name="P10"><text:span text:style-name="T2">Foreign languages</text:span></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18">Language</text:p>
          </table:table-cell>
          <table:table-cell table:style-name="Table2.A1" office:value-type="string">
            <text:p text:style-name="P18">Written</text:p>
          </table:table-cell>
          <table:table-cell table:style-name="Table2.A1" office:value-type="string">
            <text:p text:style-name="P18">Spoken</text:p>
          </table:table-cell>
        </table:table-row>
        <table:table-row>
          <table:table-cell table:style-name="Table2.A2" office:value-type="string">
            <text:p text:style-name="P20">ukrainian</text:p>
          </table:table-cell>
          <table:table-cell table:style-name="Table2.A2" office:value-type="string">
            <text:p text:style-name="P21">native</text:p>
          </table:table-cell>
          <table:table-cell table:style-name="Table2.A2" office:value-type="string">
            <text:p text:style-name="P21">native</text:p>
          </table:table-cell>
        </table:table-row>
        <table:table-row>
          <table:table-cell table:style-name="Table2.A2" office:value-type="string">
            <text:p text:style-name="P20">russian</text:p>
          </table:table-cell>
          <table:table-cell table:style-name="Table2.A2" office:value-type="string">
            <text:p text:style-name="P25">perfect</text:p>
          </table:table-cell>
          <table:table-cell table:style-name="Table2.A2" office:value-type="string">
            <text:p text:style-name="P25">perfect</text:p>
          </table:table-cell>
        </table:table-row>
        <table:table-row>
          <table:table-cell table:style-name="Table2.A2" office:value-type="string">
            <text:p text:style-name="P26">english</text:p>
          </table:table-cell>
          <table:table-cell table:style-name="Table2.A2" office:value-type="string">
            <text:p text:style-name="P25">intermediate</text:p>
          </table:table-cell>
          <table:table-cell table:style-name="Table2.A2" office:value-type="string">
            <text:p text:style-name="P25">intermediate</text:p>
          </table:table-cell>
        </table:table-row>
        <table:table-row>
          <table:table-cell table:style-name="Table2.A2" office:value-type="string">
            <text:p text:style-name="P26">deutsch</text:p>
          </table:table-cell>
          <table:table-cell table:style-name="Table2.A2" office:value-type="string">
            <text:p text:style-name="P15"><text:span text:style-name="T5">Level A1 (incomplete)</text:span></text:p>
          </table:table-cell>
          <table:table-cell table:style-name="Table2.A2" office:value-type="string">
            <text:p text:style-name="P15"><text:span text:style-name="T5">Level A1 (incomplete)</text:span></text:p>
          </table:table-cell>
        </table:table-row>
      </table:table>
      <text:p text:style-name="P1"/>
      <text:p text:style-name="P7"/>
      <text:p text:style-name="P17">Hobbies</text:p>
      <text:p text:style-name="P12"/>
      <text:list xml:id="list5688853982867603938" text:style-name="LS14">
        <text:list-item>
          <text:p text:style-name="P41">Wood carving</text:p>
        </text:list-item>
        <text:list-item>
          <text:p text:style-name="P41">literature, poetry</text:p>
        </text:list-item>
        <text:list-item>
          <text:p text:style-name="P41">heraldry</text:p>
        </text:list-item>
      </text:list>
      <text:p text:style-name="P7"/>
      <text:p text:style-name="P10"><text:span text:style-name="T2">Working experience</text:span></text:p>
      <text:p text:style-name="P6"/>
      <text:p text:style-name="P22">Vakoms</text:p>
      <text:p text:style-name="P2">17.06.2013 – ...</text:p>
      <text:p text:style-name="P2">Ukraine, Lviv, Zelena str., 109</text:p>
      <text:p text:style-name="P2"/>
      <text:p text:style-name="P1"><text:span text:style-name="T8">Project Name:</text:span> oneboard</text:p>
      <text:p text:style-name="P1"><text:span text:style-name="T8">Dates:</text:span> 18.11.2012 – ...</text:p>
      <text:p text:style-name="P1"><text:span text:style-name="T8">Role:</text:span> Developer (17.06.2013 – 01.04.2014), Main Developer (01.04.2014 - ...)</text:p>
      <text:p text:style-name="P1"><text:span text:style-name="T8">Description:</text:span> A new planning &amp; management tool.</text:p>
      <text:p text:style-name="P1"><text:span text:style-name="T8">Development tools and Technologies:</text:span> Qt4, Qt5, zlib library (quazip), FTP, SMTP, MVC</text:p>
      <text:p text:style-name="P1"><text:span text:style-name="T8">Customer:</text:span> Daniel Burkhalter, tri-b-werk</text:p>
      <text:p text:style-name="P1"/>
      <text:p text:style-name="P1"><text:span text:style-name="T8">Project Name:</text:span> Wi-Free for Android</text:p>
      <text:p text:style-name="P1"><text:span text:style-name="T8">Dates:</text:span> 05.12.2013 – 14.02.2014</text:p>
      <text:p text:style-name="P1"><text:span text:style-name="T8">Role:</text:span> Main Developer </text:p>
      <text:p text:style-name="P1"><text:span text:style-name="T8">Description:</text:span> The VPN Client for Android</text:p>
      <text:p text:style-name="P1"><text:span text:style-name="T8">Development tools and Technologies:</text:span> Qt5, Android</text:p>
      <text:p text:style-name="P1"><text:span text:style-name="T8">Customer:</text:span> Jim S., Wi-Free Ltd</text:p>
      <text:p text:style-name="P1"/>
      <text:p text:style-name="P1"><text:span text:style-name="T8">Project Name: </text:span>Predator</text:p>
      <text:p text:style-name="P1"><text:span text:style-name="T8">Dates:</text:span> 27.11.2012 – ...</text:p>
      <text:p text:style-name="P1"><text:span text:style-name="T8">Role:</text:span> Developer (14.05.2014 – 01.06.2014), Main Developer (01.06.2014 - ...)</text:p>
      <text:p text:style-name="P1"><text:soft-page-break/><text:span text:style-name="T8">Description:</text:span> The program for the analysis of results of search engines, web scraping, matching the criterias, etc.</text:p>
      <text:p text:style-name="P1"><text:span text:style-name="T8">Development tools and Technologies:</text:span> Qt4, Qt5, zlib library (quazip), Hunspell library, JavaScript, PhantomJS, SMTP, TEA</text:p>
      <text:p text:style-name="P1"><text:span text:style-name="T8">Customer:</text:span> Antony Askew, Predator System</text:p>
      <text:p text:style-name="P1"/>
      <text:p text:style-name="P1"><text:span text:style-name="T8">Project Name: </text:span>Biom.io</text:p>
      <text:p text:style-name="P1"><text:span text:style-name="T8">Dates:</text:span> 01.10.2014 – ...</text:p>
      <text:p text:style-name="P1"><text:span text:style-name="T8">Role:</text:span> Algorithms Python Developer (01.10.2014 – ...)</text:p>
      <text:p text:style-name="P1"><text:span text:style-name="T8">Description:</text:span> The implementation of the main components of Biom.io infrastructure and communication protocols for user’s authentication, based on biometrics.</text:p>
      <text:p text:style-name="P1"><text:span text:style-name="T8">Development tools and Technologies:</text:span> Python, OpenCV, PyQt, NearPy, LSHash</text:p>
      <text:p text:style-name="P1"><text:span text:style-name="T8">Customer:</text:span> Boris Itkis, Dmitry Itkis</text:p>
      <text:p text:style-name="P14"/>
      <text:p text:style-name="P10"><text:span text:style-name="T2">Science experience</text:span></text:p>
      <text:p text:style-name="P6"/>
      <text:p text:style-name="P4"><text:span text:style-name="T8">Summary:</text:span></text:p>
      <text:p text:style-name="P4"><text:span text:style-name="T8">Conference Papers: 5</text:span></text:p>
      <text:p text:style-name="P4"><text:span text:style-name="T8">Articles: 1</text:span></text:p>
      <text:p text:style-name="P4"><text:span text:style-name="T8">Thesis: 1</text:span></text:p>
      <text:p text:style-name="P23">---------------------------</text:p>
      <text:p text:style-name="P4"><text:span text:style-name="T8">Total: 7</text:span></text:p>
      <text:p text:style-name="P8"/>
      <text:p text:style-name="P8">1.</text:p>
      <text:p text:style-name="P5"><text:span text:style-name="T8">Conference Paper:</text:span> “The implementation of the hybrid architecture of cluster computing”</text:p>
      <text:p text:style-name="P5"><text:span text:style-name="T8">Тези конференції:</text:span> “Реалізація гібридної архітектури кластерних обчислень”</text:p>
      <text:p text:style-name="P5"><text:span text:style-name="T8">Conference:</text:span> V Scientific Conference "Electronics and Information Technology" (EлІТ-2013)</text:p>
      <text:p text:style-name="P5"><text:span text:style-name="T8">Конференція:</text:span> V-та науково-практична конференція "Електроніка та інформаційні технології" (ЕлІТ-2013)</text:p>
      <text:p text:style-name="P5"><text:span text:style-name="T8">Coauthors:</text:span> Roksolana Sulymko, Roman Shuwar</text:p>
      <text:p text:style-name="P5"><text:span text:style-name="T8">Year:</text:span> 2013 (29 серпня–1 вересня)</text:p>
      <text:p text:style-name="P5"><text:span text:style-name="T9">Written on Ukrainian.</text:span></text:p>
      <text:p text:style-name="P5"/>
      <text:p text:style-name="P8">2.</text:p>
      <text:p text:style-name="P1"><text:span text:style-name="T8">The Bachelor Thesis:</text:span> “Implementation of segmentation algorithms on a cluster of hybrid architecture”</text:p>
      <text:p text:style-name="P1"><text:span text:style-name="T8">Бакалаврська робота:</text:span> “Реалізація алгоритмів сегментації на кластері гібридної архітектури”</text:p>
      <text:p text:style-name="P5"><text:span text:style-name="T8">Science supervisor:</text:span> Roman Shuwar</text:p>
      <text:p text:style-name="P5"><text:span text:style-name="T8">Year:</text:span> 2014</text:p>
      <text:p text:style-name="P5"><text:span text:style-name="T9">Written on Ukrainian.</text:span></text:p>
      <text:p text:style-name="P5"><text:span text:style-name="T8">Abstract: </text:span>This thesis deals the principles of organization of hybrid architecture of cluster computing based on the using of computing opportunities of the CPU and GPU with support for GPGPU. Analyzed the advantages and disadvantages of this method of calculation, and shown the feasibility of realization of parallel programs based on the using a hybrid architecture of cluster computing. Based on the proposed programming model implemented a software framework that can be used to develop the applications. In order to demonstrate the opportunities of practical use of the hybrid architecture and to analyze its potency based on the proposed software framework, implemented program of block Fourier Transform of high-resolution images. In addition, based on the software framework is implemented threshold segmentation algorithm based on Fourier transform and the results of its work.</text:p>
      <text:p text:style-name="P5"><text:soft-page-break/></text:p>
      <text:p text:style-name="P8">3.</text:p>
      <text:p text:style-name="P5"><text:span text:style-name="T8">Conference Paper:</text:span> “Technology CUDA - implementation of the non-graphical computing on GPGPU”</text:p>
      <text:p text:style-name="P5"><text:span text:style-name="T8">Тези конференції:</text:span> “Технологія CUDA - реалізація неграфічних обчислень на GPGPU”</text:p>
      <text:p text:style-name="P5"><text:span text:style-name="T8">Conference: </text:span>International Scientific Conference FOSS Lviv-2014</text:p>
      <text:p text:style-name="P5"><text:span text:style-name="T8">Конференція: </text:span>Міжнародна науково-практична конференція FOSS Lviv-2014</text:p>
      <text:p text:style-name="P5"><text:span text:style-name="T8">Coauthors:</text:span> Roman Shuwar</text:p>
      <text:p text:style-name="P5"><text:span text:style-name="T8">Year:</text:span> 2014</text:p>
      <text:p text:style-name="P5"><text:span text:style-name="T9">Written on Ukrainian.</text:span></text:p>
      <text:p text:style-name="P5"><text:span text:style-name="T8">Abstract:</text:span> Technologies of GPGPU are an important and promising area of high-performance parallel computing. This paper deals with one of the most popular technologies today. It is CUDA. We considered the main aspects of architecture, principles of operation, and software (API, libraries and functions) provided for the development of parallel applications on graphics devices.</text:p>
      <text:p text:style-name="P5"/>
      <text:p text:style-name="P8">4.</text:p>
      <text:p text:style-name="P5"><text:span text:style-name="T8">Conference Paper:</text:span> “Investigation of the effectiveness of threshold segmentation algorithm using cuFFT library”</text:p>
      <text:p text:style-name="P5"><text:span text:style-name="T8">Тези конференції:</text:span> “Реалізація гібридної архітектури кластерних обчислень”</text:p>
      <text:p text:style-name="P5"><text:span text:style-name="T8">Conference: </text:span>Ukrainian-Polish Scientific Conference "Electronics and Information Technology" (EлІТ-2014)</text:p>
      <text:p text:style-name="P5"><text:span text:style-name="T8">Конференція: </text:span>Українсько-польська науково-практична конференція "Електроніка та інформаційні технології" (ЕлІТ-2014)</text:p>
      <text:p text:style-name="P5"><text:span text:style-name="T8">Coauthors:</text:span> Roksolana Kovtko (Sulymko), Roman Shuwar</text:p>
      <text:p text:style-name="P5"><text:span text:style-name="T8">Year:</text:span> 2014</text:p>
      <text:p text:style-name="P5"><text:span text:style-name="T9">Written on Ukrainian.</text:span></text:p>
      <text:p text:style-name="P5"/>
      <text:p text:style-name="P8">5.</text:p>
      <text:p text:style-name="P5"><text:span text:style-name="T8">Conference Paper:</text:span> “Image randomization using spatial triangulation”</text:p>
      <text:p text:style-name="P5"><text:span text:style-name="T8">Тези конференції:</text:span> “Рандомізація зображень методом просторової триангуляції”</text:p>
      <text:p text:style-name="P5"><text:span text:style-name="T8">Conference: </text:span>Ukrainian-Polish Scientific Conference "Electronics and Information Technology" (EлІТ-2014)</text:p>
      <text:p text:style-name="P5"><text:span text:style-name="T8">Конференція: </text:span>Українсько-польська науково-практична конференція "Електроніка та інформаційні технології" (ЕлІТ-2014)</text:p>
      <text:p text:style-name="P5"><text:span text:style-name="T8">Coauthors:</text:span> Denys Afanasev, Roman Shuwar</text:p>
      <text:p text:style-name="P5"><text:span text:style-name="T8">Year:</text:span> 2014</text:p>
      <text:p text:style-name="P5"><text:span text:style-name="T9">Written on Ukrainian.</text:span></text:p>
      <text:p text:style-name="P9"/>
      <text:p text:style-name="P8">6.</text:p>
      <text:p text:style-name="P1"><text:span text:style-name="T8">Conference Paper:</text:span> “Using of method of randomized superdiscretization for improve informativeness of medical images”</text:p>
      <text:p text:style-name="P1"><text:span text:style-name="T8">Тези конференції:</text:span> “Використання методу рандомізованої наддискретизації для підвищення інформативності медичних зображень”</text:p>
      <text:p text:style-name="P1"><text:span text:style-name="T8">Conference: </text:span>V Scientific Conference "Physical Methods in Ecology, Biology and Medicine" (ЕКОКОНФ-2014)</text:p>
      <text:p text:style-name="P1"><text:span text:style-name="T8">Конференція: </text:span>V Науково-практична конференція "Фізичні методи в екології, біології та медицині" (ЕКОКОНФ-2014)</text:p>
      <text:p text:style-name="P5"><text:span text:style-name="T8">Coauthors:</text:span> Denys Afanasev, Roman Shuwar, Leonid Dudko, Sergey Kramskyi</text:p>
      <text:p text:style-name="P5"><text:span text:style-name="T8">Year:</text:span> 2014</text:p>
      <text:p text:style-name="P5"><text:span text:style-name="T9">Written on Ukrainian.</text:span></text:p>
      <text:p text:style-name="P5"><text:span text:style-name="T8">Abstract: </text:span>A method of image upsampling based on randomized array of pixels is proposed for enhancing the information quality of medical images. The coherent error of image <text:soft-page-break/>reconstruction is transformed into a less noticeable random noise, thus enhancing the recognition of fine detail.</text:p>
      <text:p text:style-name="P5"/>
      <text:p text:style-name="P8">7.</text:p>
      <text:p text:style-name="P5"><text:span text:style-name="T8">Article:</text:span> “Realization of hybrid architecture of cluster computing”</text:p>
      <text:p text:style-name="P5"><text:span text:style-name="T8">Стаття:</text:span> “Реалізація гібридної архітектури кластерних обчислень”</text:p>
      <text:p text:style-name="P5"><text:span text:style-name="T8">Coauthors:</text:span> <text:s/>Roman Shuwar</text:p>
      <text:p text:style-name="P5"><text:span text:style-name="T8">Year:</text:span> 2015</text:p>
      <text:p text:style-name="P5"><text:span text:style-name="T9">Written on Ukrainian.</text:span></text:p>
      <text:p text:style-name="P5"><text:span text:style-name="T8">Abstract:</text:span> This article deals the principles of organization of hybrid architecture of cluster computing based on the using of computing opportunities of the CPU and GPU with support for GPGPU. Analyzed the advantages and disadvantages of this method of calculation, and shown the feasibility of realization of parallel programs based on the using a hybrid architecture of cluster computing. Based on the proposed programming model implemented a software framework that can be used to develop the applications. In order to demonstrate the opportunities of practical use of the hybrid architecture and to analyze its potency based on the proposed software framework, implemented program of block Fourier Transform of high-resolution images. The results of processing and substantiation and comparison of the results are given in the last part of the arti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Georgia" svg:font-family="Georgia"/>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626in" fo:margin-right="0.0626in" fo:margin-top="0.0626in" fo:margin-bottom="0.0626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family="Verdana" fo:font-size="10pt" fo:font-style="normal" style:text-underline-style="none" fo:font-weight="normal" fo:background-color="#ffffff"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left="0in" fo:margin-right="0in" fo:margin-top="0.1665in" fo:margin-bottom="0.1665in" loext:contextual-spacing="false" fo:line-height="100%" fo:text-indent="0in" style:auto-text-indent="false" fo:break-before="auto" fo:break-after="auto" style:writing-mode="lr-tb"/>
      <style:text-properties fo:font-size="18pt" fo:font-style="normal" fo:font-weight="bold" style:font-size-asian="18pt" style:font-style-asian="normal" style:font-weight-asian="bold" style:font-size-complex="18pt" style:font-style-complex="normal" style:font-weight-complex="bold"/>
    </style:style>
    <style:style style:name="Heading_20_2" style:display-name="Heading 2" style:family="paragraph" style:parent-style-name="Standard" style:class="text">
      <style:paragraph-properties fo:margin-left="0in" fo:margin-right="0in" fo:margin-top="0.1563in" fo:margin-bottom="0.1563in" loext:contextual-spacing="false" fo:line-height="100%" fo:text-indent="0in" style:auto-text-indent="false" fo:break-before="auto" fo:break-after="auto" style:writing-mode="lr-tb"/>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class="text">
      <style:paragraph-properties fo:margin-left="0in" fo:margin-right="0in" fo:margin-top="0.1665in" fo:margin-bottom="0.1665in" loext:contextual-spacing="false" fo:line-height="100%" fo:text-indent="0in" style:auto-text-indent="false" fo:break-before="auto" fo:break-after="auto" style:writing-mode="lr-tb"/>
      <style:text-properties fo:font-size="12pt" fo:font-style="normal" fo:font-weight="bold" style:font-size-asian="12pt" style:font-style-asian="normal" style:font-weight-asian="bold" style:font-size-complex="12pt" style:font-style-complex="normal" style:font-weight-complex="bold"/>
    </style:style>
    <style:style style:name="Heading_20_4" style:display-name="Heading 4" style:family="paragraph" style:parent-style-name="Standard" style:class="text">
      <style:paragraph-properties fo:margin-left="0in" fo:margin-right="0in" fo:margin-top="0.1772in" fo:margin-bottom="0.1772in" loext:contextual-spacing="false" fo:line-height="100%" fo:text-indent="0in" style:auto-text-indent="false" fo:break-before="auto" fo:break-after="auto" style:writing-mode="lr-tb"/>
      <style:text-properties fo:font-style="normal" fo:font-weight="bold" style:font-style-asian="normal" style:font-weight-asian="bold" style:font-style-complex="normal" style:font-weight-complex="bold"/>
    </style:style>
    <style:style style:name="Heading_20_5" style:display-name="Heading 5" style:family="paragraph" style:parent-style-name="Standard" style:class="text">
      <style:paragraph-properties fo:margin-left="0in" fo:margin-right="0in" fo:margin-top="0.1772in" fo:margin-bottom="0.1772in" loext:contextual-spacing="false" fo:line-height="100%" fo:text-indent="0in"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Heading_20_6" style:display-name="Heading 6" style:family="paragraph" style:parent-style-name="Standard" style:class="text">
      <style:paragraph-properties fo:margin-left="0in" fo:margin-right="0in" fo:margin-top="0.25in" fo:margin-bottom="0.25in" loext:contextual-spacing="false" fo:line-height="100%" fo:text-indent="0in"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00%"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00%"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fo:color="#000000" style:text-line-through-style="none" style:text-line-through-type="none" style:font-name="Verdana" fo:font-family="Verdana" fo:font-size="10pt" fo:font-style="normal" style:text-underline-style="none" fo:font-weight="normal" fo:background-color="#ffffff"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3Level1" style:family="text">
      <style:text-properties fo:color="#000000" style:text-line-through-style="none" style:text-line-through-type="none" style:font-name="Verdana" fo:font-family="Verdana" fo:font-size="10pt" fo:font-style="normal" style:text-underline-style="none" fo:font-weight="normal" fo:background-color="#ffffff"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3Level2" style:family="text">
      <style:text-properties fo:color="#000000" style:text-line-through-style="none" style:text-line-through-type="none" style:font-name="Verdana" fo:font-family="Verdana" fo:font-size="10pt" fo:font-style="normal" style:text-underline-style="none" fo:font-weight="normal" fo:background-color="#ffffff"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3Level3" style:family="text">
      <style:text-properties fo:color="#000000" style:text-line-through-style="none" style:text-line-through-type="none" style:font-name="Verdana" fo:font-family="Verdana" fo:font-size="10pt" fo:font-style="normal" style:text-underline-style="none" fo:font-weight="normal" fo:background-color="#ffffff"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3Level4" style:family="text">
      <style:text-properties fo:color="#000000" style:text-line-through-style="none" style:text-line-through-type="none" style:font-name="Verdana" fo:font-family="Verdana" fo:font-size="10pt" fo:font-style="normal" style:text-underline-style="none" fo:font-weight="normal" fo:background-color="#ffffff"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3Level5" style:family="text">
      <style:text-properties fo:color="#000000" style:text-line-through-style="none" style:text-line-through-type="none" style:font-name="Verdana" fo:font-family="Verdana" fo:font-size="10pt" fo:font-style="normal" style:text-underline-style="none" fo:font-weight="normal" fo:background-color="#ffffff"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3Level6" style:family="text">
      <style:text-properties fo:color="#000000" style:text-line-through-style="none" style:text-line-through-type="none" style:font-name="Verdana" fo:font-family="Verdana" fo:font-size="10pt" fo:font-style="normal" style:text-underline-style="none" fo:font-weight="normal" fo:background-color="#ffffff"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3Level7" style:family="text">
      <style:text-properties fo:color="#000000" style:text-line-through-style="none" style:text-line-through-type="none" style:font-name="Verdana" fo:font-family="Verdana" fo:font-size="10pt" fo:font-style="normal" style:text-underline-style="none" fo:font-weight="normal" fo:background-color="#ffffff"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3Level8" style:family="text">
      <style:text-properties fo:color="#000000" style:text-line-through-style="none" style:text-line-through-type="none" style:font-name="Verdana" fo:font-family="Verdana" fo:font-size="10pt" fo:font-style="normal" style:text-underline-style="none" fo:font-weight="normal" fo:background-color="#ffffff"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4Level0" style:family="text">
      <style:text-properties fo:color="#000000" style:text-line-through-style="none" style:text-line-through-type="none" style:font-name="Verdana" fo:font-family="Verdana" fo:font-size="10pt" fo:font-style="normal" style:text-underline-style="none" fo:font-weight="normal" fo:background-color="#ffffff"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4Level1" style:family="text">
      <style:text-properties fo:color="#000000" style:text-line-through-style="none" style:text-line-through-type="none" style:font-name="Verdana" fo:font-family="Verdana" fo:font-size="10pt" fo:font-style="normal" style:text-underline-style="none" fo:font-weight="normal" fo:background-color="#ffffff"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4Level2" style:family="text">
      <style:text-properties fo:color="#000000" style:text-line-through-style="none" style:text-line-through-type="none" style:font-name="Verdana" fo:font-family="Verdana" fo:font-size="10pt" fo:font-style="normal" style:text-underline-style="none" fo:font-weight="normal" fo:background-color="#ffffff"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4Level3" style:family="text">
      <style:text-properties fo:color="#000000" style:text-line-through-style="none" style:text-line-through-type="none" style:font-name="Verdana" fo:font-family="Verdana" fo:font-size="10pt" fo:font-style="normal" style:text-underline-style="none" fo:font-weight="normal" fo:background-color="#ffffff"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4Level4" style:family="text">
      <style:text-properties fo:color="#000000" style:text-line-through-style="none" style:text-line-through-type="none" style:font-name="Verdana" fo:font-family="Verdana" fo:font-size="10pt" fo:font-style="normal" style:text-underline-style="none" fo:font-weight="normal" fo:background-color="#ffffff"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4Level5" style:family="text">
      <style:text-properties fo:color="#000000" style:text-line-through-style="none" style:text-line-through-type="none" style:font-name="Verdana" fo:font-family="Verdana" fo:font-size="10pt" fo:font-style="normal" style:text-underline-style="none" fo:font-weight="normal" fo:background-color="#ffffff"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4Level6" style:family="text">
      <style:text-properties fo:color="#000000" style:text-line-through-style="none" style:text-line-through-type="none" style:font-name="Verdana" fo:font-family="Verdana" fo:font-size="10pt" fo:font-style="normal" style:text-underline-style="none" fo:font-weight="normal" fo:background-color="#ffffff"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4Level7" style:family="text">
      <style:text-properties fo:color="#000000" style:text-line-through-style="none" style:text-line-through-type="none" style:font-name="Verdana" fo:font-family="Verdana" fo:font-size="10pt" fo:font-style="normal" style:text-underline-style="none" fo:font-weight="normal" fo:background-color="#ffffff"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4Level8" style:family="text">
      <style:text-properties fo:color="#000000" style:text-line-through-style="none" style:text-line-through-type="none" style:font-name="Verdana" fo:font-family="Verdana" fo:font-size="10pt" fo:font-style="normal" style:text-underline-style="none" fo:font-weight="normal" fo:background-color="#ffffff"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style:text-properties style:font-name="Arial"/>
      </text:list-level-style-bullet>
      <text:list-level-style-bullet text:level="2" text:style-name="List2Level1" text:bullet-char="○">
        <style:list-level-properties text:space-before="0.75in"/>
        <style:text-properties style:font-name="Arial"/>
      </text:list-level-style-bullet>
      <text:list-level-style-bullet text:level="3" text:style-name="List2Level2" text:bullet-char="■">
        <style:list-level-properties text:space-before="1.3752in"/>
        <style:text-properties style:font-name="Arial"/>
      </text:list-level-style-bullet>
      <text:list-level-style-bullet text:level="4" text:style-name="List2Level3" text:bullet-char="■">
        <style:list-level-properties text:space-before="1.75in"/>
        <style:text-properties style:font-name="Arial"/>
      </text:list-level-style-bullet>
      <text:list-level-style-bullet text:level="5" text:style-name="List2Level4" text:bullet-char="■">
        <style:list-level-properties text:space-before="2.25in"/>
        <style:text-properties style:font-name="Arial"/>
      </text:list-level-style-bullet>
      <text:list-level-style-bullet text:level="6" text:style-name="List2Level5" text:bullet-char="■">
        <style:list-level-properties text:space-before="2.8752in"/>
        <style:text-properties style:font-name="Arial"/>
      </text:list-level-style-bullet>
      <text:list-level-style-bullet text:level="7" text:style-name="List2Level6" text:bullet-char="■">
        <style:list-level-properties text:space-before="3.25in"/>
        <style:text-properties style:font-name="Arial"/>
      </text:list-level-style-bullet>
      <text:list-level-style-bullet text:level="8" text:style-name="List2Level7" text:bullet-char="■">
        <style:list-level-properties text:space-before="3.75in"/>
        <style:text-properties style:font-name="Arial"/>
      </text:list-level-style-bullet>
      <text:list-level-style-bullet text:level="9" text:style-name="List2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style:text-properties style:font-name="Arial"/>
      </text:list-level-style-bullet>
      <text:list-level-style-bullet text:level="2" text:style-name="List3Level1" text:bullet-char="○">
        <style:list-level-properties text:space-before="0.75in"/>
        <style:text-properties style:font-name="Arial"/>
      </text:list-level-style-bullet>
      <text:list-level-style-bullet text:level="3" text:style-name="List3Level2" text:bullet-char="■">
        <style:list-level-properties text:space-before="1.3752in"/>
        <style:text-properties style:font-name="Arial"/>
      </text:list-level-style-bullet>
      <text:list-level-style-bullet text:level="4" text:style-name="List3Level3" text:bullet-char="■">
        <style:list-level-properties text:space-before="1.75in"/>
        <style:text-properties style:font-name="Arial"/>
      </text:list-level-style-bullet>
      <text:list-level-style-bullet text:level="5" text:style-name="List3Level4" text:bullet-char="■">
        <style:list-level-properties text:space-before="2.25in"/>
        <style:text-properties style:font-name="Arial"/>
      </text:list-level-style-bullet>
      <text:list-level-style-bullet text:level="6" text:style-name="List3Level5" text:bullet-char="■">
        <style:list-level-properties text:space-before="2.8752in"/>
        <style:text-properties style:font-name="Arial"/>
      </text:list-level-style-bullet>
      <text:list-level-style-bullet text:level="7" text:style-name="List3Level6" text:bullet-char="■">
        <style:list-level-properties text:space-before="3.25in"/>
        <style:text-properties style:font-name="Arial"/>
      </text:list-level-style-bullet>
      <text:list-level-style-bullet text:level="8" text:style-name="List3Level7" text:bullet-char="■">
        <style:list-level-properties text:space-before="3.75in"/>
        <style:text-properties style:font-name="Arial"/>
      </text:list-level-style-bullet>
      <text:list-level-style-bullet text:level="9" text:style-name="List3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style:text-properties style:font-name="Arial"/>
      </text:list-level-style-bullet>
      <text:list-level-style-bullet text:level="2" text:style-name="List4Level1" text:bullet-char="○">
        <style:list-level-properties text:space-before="0.75in"/>
        <style:text-properties style:font-name="Arial"/>
      </text:list-level-style-bullet>
      <text:list-level-style-bullet text:level="3" text:style-name="List4Level2" text:bullet-char="■">
        <style:list-level-properties text:space-before="1.3752in"/>
        <style:text-properties style:font-name="Arial"/>
      </text:list-level-style-bullet>
      <text:list-level-style-bullet text:level="4" text:style-name="List4Level3" text:bullet-char="■">
        <style:list-level-properties text:space-before="1.75in"/>
        <style:text-properties style:font-name="Arial"/>
      </text:list-level-style-bullet>
      <text:list-level-style-bullet text:level="5" text:style-name="List4Level4" text:bullet-char="■">
        <style:list-level-properties text:space-before="2.25in"/>
        <style:text-properties style:font-name="Arial"/>
      </text:list-level-style-bullet>
      <text:list-level-style-bullet text:level="6" text:style-name="List4Level5" text:bullet-char="■">
        <style:list-level-properties text:space-before="2.8752in"/>
        <style:text-properties style:font-name="Arial"/>
      </text:list-level-style-bullet>
      <text:list-level-style-bullet text:level="7" text:style-name="List4Level6" text:bullet-char="■">
        <style:list-level-properties text:space-before="3.25in"/>
        <style:text-properties style:font-name="Arial"/>
      </text:list-level-style-bullet>
      <text:list-level-style-bullet text:level="8" text:style-name="List4Level7" text:bullet-char="■">
        <style:list-level-properties text:space-before="3.75in"/>
        <style:text-properties style:font-name="Arial"/>
      </text:list-level-style-bullet>
      <text:list-level-style-bullet text:level="9" text:style-name="List4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style:text-properties style:font-name="Arial"/>
      </text:list-level-style-bullet>
      <text:list-level-style-bullet text:level="2" text:style-name="List5Level1" text:bullet-char="○">
        <style:list-level-properties text:space-before="0.75in"/>
        <style:text-properties style:font-name="Arial"/>
      </text:list-level-style-bullet>
      <text:list-level-style-bullet text:level="3" text:style-name="List5Level2" text:bullet-char="■">
        <style:list-level-properties text:space-before="1.3752in"/>
        <style:text-properties style:font-name="Arial"/>
      </text:list-level-style-bullet>
      <text:list-level-style-bullet text:level="4" text:style-name="List5Level3" text:bullet-char="■">
        <style:list-level-properties text:space-before="1.75in"/>
        <style:text-properties style:font-name="Arial"/>
      </text:list-level-style-bullet>
      <text:list-level-style-bullet text:level="5" text:style-name="List5Level4" text:bullet-char="■">
        <style:list-level-properties text:space-before="2.25in"/>
        <style:text-properties style:font-name="Arial"/>
      </text:list-level-style-bullet>
      <text:list-level-style-bullet text:level="6" text:style-name="List5Level5" text:bullet-char="■">
        <style:list-level-properties text:space-before="2.8752in"/>
        <style:text-properties style:font-name="Arial"/>
      </text:list-level-style-bullet>
      <text:list-level-style-bullet text:level="7" text:style-name="List5Level6" text:bullet-char="■">
        <style:list-level-properties text:space-before="3.25in"/>
        <style:text-properties style:font-name="Arial"/>
      </text:list-level-style-bullet>
      <text:list-level-style-bullet text:level="8" text:style-name="List5Level7" text:bullet-char="■">
        <style:list-level-properties text:space-before="3.75in"/>
        <style:text-properties style:font-name="Arial"/>
      </text:list-level-style-bullet>
      <text:list-level-style-bullet text:level="9" text:style-name="List5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style:text-properties style:font-name="Arial"/>
      </text:list-level-style-bullet>
      <text:list-level-style-bullet text:level="2" text:style-name="List6Level1" text:bullet-char="○">
        <style:list-level-properties text:space-before="0.75in"/>
        <style:text-properties style:font-name="Arial"/>
      </text:list-level-style-bullet>
      <text:list-level-style-bullet text:level="3" text:style-name="List6Level2" text:bullet-char="■">
        <style:list-level-properties text:space-before="1.3752in"/>
        <style:text-properties style:font-name="Arial"/>
      </text:list-level-style-bullet>
      <text:list-level-style-bullet text:level="4" text:style-name="List6Level3" text:bullet-char="■">
        <style:list-level-properties text:space-before="1.75in"/>
        <style:text-properties style:font-name="Arial"/>
      </text:list-level-style-bullet>
      <text:list-level-style-bullet text:level="5" text:style-name="List6Level4" text:bullet-char="■">
        <style:list-level-properties text:space-before="2.25in"/>
        <style:text-properties style:font-name="Arial"/>
      </text:list-level-style-bullet>
      <text:list-level-style-bullet text:level="6" text:style-name="List6Level5" text:bullet-char="■">
        <style:list-level-properties text:space-before="2.8752in"/>
        <style:text-properties style:font-name="Arial"/>
      </text:list-level-style-bullet>
      <text:list-level-style-bullet text:level="7" text:style-name="List6Level6" text:bullet-char="■">
        <style:list-level-properties text:space-before="3.25in"/>
        <style:text-properties style:font-name="Arial"/>
      </text:list-level-style-bullet>
      <text:list-level-style-bullet text:level="8" text:style-name="List6Level7" text:bullet-char="■">
        <style:list-level-properties text:space-before="3.75in"/>
        <style:text-properties style:font-name="Arial"/>
      </text:list-level-style-bullet>
      <text:list-level-style-bullet text:level="9" text:style-name="List6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style:text-properties style:font-name="Arial"/>
      </text:list-level-style-bullet>
      <text:list-level-style-bullet text:level="2" text:style-name="List7Level1" text:bullet-char="○">
        <style:list-level-properties text:space-before="0.75in"/>
        <style:text-properties style:font-name="Arial"/>
      </text:list-level-style-bullet>
      <text:list-level-style-bullet text:level="3" text:style-name="List7Level2" text:bullet-char="■">
        <style:list-level-properties text:space-before="1.3752in"/>
        <style:text-properties style:font-name="Arial"/>
      </text:list-level-style-bullet>
      <text:list-level-style-bullet text:level="4" text:style-name="List7Level3" text:bullet-char="■">
        <style:list-level-properties text:space-before="1.75in"/>
        <style:text-properties style:font-name="Arial"/>
      </text:list-level-style-bullet>
      <text:list-level-style-bullet text:level="5" text:style-name="List7Level4" text:bullet-char="■">
        <style:list-level-properties text:space-before="2.25in"/>
        <style:text-properties style:font-name="Arial"/>
      </text:list-level-style-bullet>
      <text:list-level-style-bullet text:level="6" text:style-name="List7Level5" text:bullet-char="■">
        <style:list-level-properties text:space-before="2.8752in"/>
        <style:text-properties style:font-name="Arial"/>
      </text:list-level-style-bullet>
      <text:list-level-style-bullet text:level="7" text:style-name="List7Level6" text:bullet-char="■">
        <style:list-level-properties text:space-before="3.25in"/>
        <style:text-properties style:font-name="Arial"/>
      </text:list-level-style-bullet>
      <text:list-level-style-bullet text:level="8" text:style-name="List7Level7" text:bullet-char="■">
        <style:list-level-properties text:space-before="3.75in"/>
        <style:text-properties style:font-name="Arial"/>
      </text:list-level-style-bullet>
      <text:list-level-style-bullet text:level="9" text:style-name="List7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style:text-properties style:font-name="Arial"/>
      </text:list-level-style-bullet>
      <text:list-level-style-bullet text:level="2" text:style-name="List8Level1" text:bullet-char="○">
        <style:list-level-properties text:space-before="0.75in"/>
        <style:text-properties style:font-name="Arial"/>
      </text:list-level-style-bullet>
      <text:list-level-style-bullet text:level="3" text:style-name="List8Level2" text:bullet-char="■">
        <style:list-level-properties text:space-before="1.3752in"/>
        <style:text-properties style:font-name="Arial"/>
      </text:list-level-style-bullet>
      <text:list-level-style-bullet text:level="4" text:style-name="List8Level3" text:bullet-char="■">
        <style:list-level-properties text:space-before="1.75in"/>
        <style:text-properties style:font-name="Arial"/>
      </text:list-level-style-bullet>
      <text:list-level-style-bullet text:level="5" text:style-name="List8Level4" text:bullet-char="■">
        <style:list-level-properties text:space-before="2.25in"/>
        <style:text-properties style:font-name="Arial"/>
      </text:list-level-style-bullet>
      <text:list-level-style-bullet text:level="6" text:style-name="List8Level5" text:bullet-char="■">
        <style:list-level-properties text:space-before="2.8752in"/>
        <style:text-properties style:font-name="Arial"/>
      </text:list-level-style-bullet>
      <text:list-level-style-bullet text:level="7" text:style-name="List8Level6" text:bullet-char="■">
        <style:list-level-properties text:space-before="3.25in"/>
        <style:text-properties style:font-name="Arial"/>
      </text:list-level-style-bullet>
      <text:list-level-style-bullet text:level="8" text:style-name="List8Level7" text:bullet-char="■">
        <style:list-level-properties text:space-before="3.75in"/>
        <style:text-properties style:font-name="Arial"/>
      </text:list-level-style-bullet>
      <text:list-level-style-bullet text:level="9" text:style-name="List8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style:text-properties style:font-name="Arial"/>
      </text:list-level-style-bullet>
      <text:list-level-style-bullet text:level="2" text:style-name="List9Level1" text:bullet-char="○">
        <style:list-level-properties text:space-before="0.75in"/>
        <style:text-properties style:font-name="Arial"/>
      </text:list-level-style-bullet>
      <text:list-level-style-bullet text:level="3" text:style-name="List9Level2" text:bullet-char="■">
        <style:list-level-properties text:space-before="1.3752in"/>
        <style:text-properties style:font-name="Arial"/>
      </text:list-level-style-bullet>
      <text:list-level-style-bullet text:level="4" text:style-name="List9Level3" text:bullet-char="■">
        <style:list-level-properties text:space-before="1.75in"/>
        <style:text-properties style:font-name="Arial"/>
      </text:list-level-style-bullet>
      <text:list-level-style-bullet text:level="5" text:style-name="List9Level4" text:bullet-char="■">
        <style:list-level-properties text:space-before="2.25in"/>
        <style:text-properties style:font-name="Arial"/>
      </text:list-level-style-bullet>
      <text:list-level-style-bullet text:level="6" text:style-name="List9Level5" text:bullet-char="■">
        <style:list-level-properties text:space-before="2.8752in"/>
        <style:text-properties style:font-name="Arial"/>
      </text:list-level-style-bullet>
      <text:list-level-style-bullet text:level="7" text:style-name="List9Level6" text:bullet-char="■">
        <style:list-level-properties text:space-before="3.25in"/>
        <style:text-properties style:font-name="Arial"/>
      </text:list-level-style-bullet>
      <text:list-level-style-bullet text:level="8" text:style-name="List9Level7" text:bullet-char="■">
        <style:list-level-properties text:space-before="3.75in"/>
        <style:text-properties style:font-name="Arial"/>
      </text:list-level-style-bullet>
      <text:list-level-style-bullet text:level="9" text:style-name="List9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style:text-properties style:font-name="Arial"/>
      </text:list-level-style-bullet>
      <text:list-level-style-bullet text:level="2" text:style-name="List10Level1" text:bullet-char="○">
        <style:list-level-properties text:space-before="0.75in"/>
        <style:text-properties style:font-name="Arial"/>
      </text:list-level-style-bullet>
      <text:list-level-style-bullet text:level="3" text:style-name="List10Level2" text:bullet-char="■">
        <style:list-level-properties text:space-before="1.3752in"/>
        <style:text-properties style:font-name="Arial"/>
      </text:list-level-style-bullet>
      <text:list-level-style-bullet text:level="4" text:style-name="List10Level3" text:bullet-char="■">
        <style:list-level-properties text:space-before="1.75in"/>
        <style:text-properties style:font-name="Arial"/>
      </text:list-level-style-bullet>
      <text:list-level-style-bullet text:level="5" text:style-name="List10Level4" text:bullet-char="■">
        <style:list-level-properties text:space-before="2.25in"/>
        <style:text-properties style:font-name="Arial"/>
      </text:list-level-style-bullet>
      <text:list-level-style-bullet text:level="6" text:style-name="List10Level5" text:bullet-char="■">
        <style:list-level-properties text:space-before="2.8752in"/>
        <style:text-properties style:font-name="Arial"/>
      </text:list-level-style-bullet>
      <text:list-level-style-bullet text:level="7" text:style-name="List10Level6" text:bullet-char="■">
        <style:list-level-properties text:space-before="3.25in"/>
        <style:text-properties style:font-name="Arial"/>
      </text:list-level-style-bullet>
      <text:list-level-style-bullet text:level="8" text:style-name="List10Level7" text:bullet-char="■">
        <style:list-level-properties text:space-before="3.75in"/>
        <style:text-properties style:font-name="Arial"/>
      </text:list-level-style-bullet>
      <text:list-level-style-bullet text:level="9" text:style-name="List10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style:text-properties style:font-name="Arial"/>
      </text:list-level-style-bullet>
      <text:list-level-style-bullet text:level="2" text:style-name="List11Level1" text:bullet-char="○">
        <style:list-level-properties text:space-before="0.75in"/>
        <style:text-properties style:font-name="Arial"/>
      </text:list-level-style-bullet>
      <text:list-level-style-bullet text:level="3" text:style-name="List11Level2" text:bullet-char="■">
        <style:list-level-properties text:space-before="1.3752in"/>
        <style:text-properties style:font-name="Arial"/>
      </text:list-level-style-bullet>
      <text:list-level-style-bullet text:level="4" text:style-name="List11Level3" text:bullet-char="■">
        <style:list-level-properties text:space-before="1.75in"/>
        <style:text-properties style:font-name="Arial"/>
      </text:list-level-style-bullet>
      <text:list-level-style-bullet text:level="5" text:style-name="List11Level4" text:bullet-char="■">
        <style:list-level-properties text:space-before="2.25in"/>
        <style:text-properties style:font-name="Arial"/>
      </text:list-level-style-bullet>
      <text:list-level-style-bullet text:level="6" text:style-name="List11Level5" text:bullet-char="■">
        <style:list-level-properties text:space-before="2.8752in"/>
        <style:text-properties style:font-name="Arial"/>
      </text:list-level-style-bullet>
      <text:list-level-style-bullet text:level="7" text:style-name="List11Level6" text:bullet-char="■">
        <style:list-level-properties text:space-before="3.25in"/>
        <style:text-properties style:font-name="Arial"/>
      </text:list-level-style-bullet>
      <text:list-level-style-bullet text:level="8" text:style-name="List11Level7" text:bullet-char="■">
        <style:list-level-properties text:space-before="3.75in"/>
        <style:text-properties style:font-name="Arial"/>
      </text:list-level-style-bullet>
      <text:list-level-style-bullet text:level="9" text:style-name="List11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text:list-level-style-bullet>
      <text:list-level-style-bullet text:level="2" text:style-name="List12Level1" text:bullet-char="○">
        <style:list-level-properties text:space-before="0.75in" text:min-label-width="0.25in"/>
      </text:list-level-style-bullet>
      <text:list-level-style-bullet text:level="3" text:style-name="List12Level2" text:bullet-char="■">
        <style:list-level-properties text:space-before="1.3748in" text:min-label-width="0.1252in"/>
      </text:list-level-style-bullet>
      <text:list-level-style-bullet text:level="4" text:style-name="List12Level3" text:bullet-char="●">
        <style:list-level-properties text:space-before="1.75in" text:min-label-width="0.25in"/>
      </text:list-level-style-bullet>
      <text:list-level-style-bullet text:level="5" text:style-name="List12Level4" text:bullet-char="○">
        <style:list-level-properties text:space-before="2.25in" text:min-label-width="0.25in"/>
      </text:list-level-style-bullet>
      <text:list-level-style-bullet text:level="6" text:style-name="List12Level5" text:bullet-char="■">
        <style:list-level-properties text:space-before="2.8748in" text:min-label-width="0.1252in"/>
      </text:list-level-style-bullet>
      <text:list-level-style-bullet text:level="7" text:style-name="List12Level6" text:bullet-char="●">
        <style:list-level-properties text:space-before="3.25in" text:min-label-width="0.25in"/>
      </text:list-level-style-bullet>
      <text:list-level-style-bullet text:level="8" text:style-name="List12Level7" text:bullet-char="○">
        <style:list-level-properties text:space-before="3.75in" text:min-label-width="0.25in"/>
      </text:list-level-style-bullet>
      <text:list-level-style-bullet text:level="9" text:style-name="List1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style:text-properties style:font-name="Verdana1"/>
      </text:list-level-style-bullet>
      <text:list-level-style-bullet text:level="2" text:style-name="List13Level1" text:bullet-char="○">
        <style:list-level-properties text:space-before="0.75in" text:min-label-width="0.25in"/>
        <style:text-properties style:font-name="Verdana1"/>
      </text:list-level-style-bullet>
      <text:list-level-style-bullet text:level="3" text:style-name="List13Level2" text:bullet-char="■">
        <style:list-level-properties text:space-before="1.3748in" text:min-label-width="0.1252in"/>
        <style:text-properties style:font-name="Verdana1"/>
      </text:list-level-style-bullet>
      <text:list-level-style-bullet text:level="4" text:style-name="List13Level3" text:bullet-char="●">
        <style:list-level-properties text:space-before="1.75in" text:min-label-width="0.25in"/>
        <style:text-properties style:font-name="Verdana1"/>
      </text:list-level-style-bullet>
      <text:list-level-style-bullet text:level="5" text:style-name="List13Level4" text:bullet-char="○">
        <style:list-level-properties text:space-before="2.25in" text:min-label-width="0.25in"/>
        <style:text-properties style:font-name="Verdana1"/>
      </text:list-level-style-bullet>
      <text:list-level-style-bullet text:level="6" text:style-name="List13Level5" text:bullet-char="■">
        <style:list-level-properties text:space-before="2.8748in" text:min-label-width="0.1252in"/>
        <style:text-properties style:font-name="Verdana1"/>
      </text:list-level-style-bullet>
      <text:list-level-style-bullet text:level="7" text:style-name="List13Level6" text:bullet-char="●">
        <style:list-level-properties text:space-before="3.25in" text:min-label-width="0.25in"/>
        <style:text-properties style:font-name="Verdana1"/>
      </text:list-level-style-bullet>
      <text:list-level-style-bullet text:level="8" text:style-name="List13Level7" text:bullet-char="○">
        <style:list-level-properties text:space-before="3.75in" text:min-label-width="0.25in"/>
        <style:text-properties style:font-name="Verdana1"/>
      </text:list-level-style-bullet>
      <text:list-level-style-bullet text:level="9" text:style-name="List13Level8" text:bullet-char="■">
        <style:list-level-properties text:space-before="4.3748in" text:min-label-width="0.12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ist14Level0" text:bullet-char="●">
        <style:list-level-properties text:space-before="0.25in" text:min-label-width="0.25in"/>
        <style:text-properties style:font-name="Verdana1"/>
      </text:list-level-style-bullet>
      <text:list-level-style-bullet text:level="2" text:style-name="List14Level1" text:bullet-char="○">
        <style:list-level-properties text:space-before="0.75in" text:min-label-width="0.25in"/>
        <style:text-properties style:font-name="Verdana1"/>
      </text:list-level-style-bullet>
      <text:list-level-style-bullet text:level="3" text:style-name="List14Level2" text:bullet-char="■">
        <style:list-level-properties text:space-before="1.3748in" text:min-label-width="0.1252in"/>
        <style:text-properties style:font-name="Verdana1"/>
      </text:list-level-style-bullet>
      <text:list-level-style-bullet text:level="4" text:style-name="List14Level3" text:bullet-char="●">
        <style:list-level-properties text:space-before="1.75in" text:min-label-width="0.25in"/>
        <style:text-properties style:font-name="Verdana1"/>
      </text:list-level-style-bullet>
      <text:list-level-style-bullet text:level="5" text:style-name="List14Level4" text:bullet-char="○">
        <style:list-level-properties text:space-before="2.25in" text:min-label-width="0.25in"/>
        <style:text-properties style:font-name="Verdana1"/>
      </text:list-level-style-bullet>
      <text:list-level-style-bullet text:level="6" text:style-name="List14Level5" text:bullet-char="■">
        <style:list-level-properties text:space-before="2.8748in" text:min-label-width="0.1252in"/>
        <style:text-properties style:font-name="Verdana1"/>
      </text:list-level-style-bullet>
      <text:list-level-style-bullet text:level="7" text:style-name="List14Level6" text:bullet-char="●">
        <style:list-level-properties text:space-before="3.25in" text:min-label-width="0.25in"/>
        <style:text-properties style:font-name="Verdana1"/>
      </text:list-level-style-bullet>
      <text:list-level-style-bullet text:level="8" text:style-name="List14Level7" text:bullet-char="○">
        <style:list-level-properties text:space-before="3.75in" text:min-label-width="0.25in"/>
        <style:text-properties style:font-name="Verdana1"/>
      </text:list-level-style-bullet>
      <text:list-level-style-bullet text:level="9" text:style-name="List14Level8" text:bullet-char="■">
        <style:list-level-properties text:space-before="4.3748in" text:min-label-width="0.12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2</meta:editing-cycles>
    <dc:date>2016-04-25T12:35:30.388000000</dc:date>
    <meta:editing-duration>PT3M35S</meta:editing-duration>
    <meta:document-statistic meta:table-count="2" meta:image-count="0" meta:object-count="0" meta:page-count="7" meta:paragraph-count="228" meta:word-count="1401" meta:character-count="10260" meta:non-whitespace-character-count="9128"/>
  </office:meta>
</office:document-meta>
</file>